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87cm" fo:min-width="1.48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1cm" fo:min-width="1.219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229cm" draw:fill="none"/>
    </style:style>
    <style:style style:name="gr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265cm" fo:min-width="1.865cm" fo:padding-top="0.137cm" fo:padding-bottom="0.137cm" fo:padding-left="0.262cm" fo:padding-right="0.262cm"/>
      <style:paragraph-properties style:writing-mode="lr-tb"/>
    </style:style>
    <style:style style:name="gr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13cm" fo:min-width="1.417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554cm" fo:min-width="1.515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36cm" fo:min-width="1.865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491cm" fo:min-width="1.865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613cm" fo:min-width="1.292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87cm" fo:min-width="1.867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dddd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5" style:family="text">
      <style:text-properties style:font-name="Liberation Sans1" fo:font-size="7pt" style:font-name-asian="Liberation Sans1" style:font-size-asian="7pt" style:font-name-complex="Liberation Sans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81cm" svg:height="2.035cm" svg:x="8.871cm" svg:y="4.045cm">
          <text:p text:style-name="P1"><text:span text:style-name="T1">recursive1</text:span></text:p>
          <text:p text:style-name="P1"><text:span text:style-name="T2">generate</text:span></text:p>
          <text:p text:style-name="P1"><text:span text:style-name="T2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987cm" svg:x="19.756cm" svg:y="4.045cm">
          <text:p text:style-name="P2"><text:span text:style-name="T3">compile</text:span></text:p>
          <text:p text:style-name="P2"><text:span text:style-name="T3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08cm" svg:y1="4.27cm" svg:x2="8.771cm" svg:y2="4.27cm">
          <text:p/>
        </draw:line>
        <draw:custom-shape draw:style-name="gr4" draw:text-style-name="P4" draw:layer="layout" svg:width="2.389cm" svg:height="0.539cm" svg:x="5.715cm" svg:y="3.9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08cm" svg:y1="5.025cm" svg:x2="8.771cm" svg:y2="5.025cm">
          <text:p/>
        </draw:line>
        <draw:line draw:style-name="gr3" draw:text-style-name="P3" draw:layer="layout" svg:x1="8.08cm" svg:y1="5.87cm" svg:x2="8.771cm" svg:y2="5.87cm">
          <text:p/>
        </draw:line>
        <draw:frame draw:style-name="gr5" draw:text-style-name="P6" draw:layer="layout" svg:width="2.322cm" svg:height="0.887cm" svg:x="5.715cm" svg:y="3.774cm">
          <draw:text-box>
            <text:p text:style-name="P5"><text:span text:style-name="T4">recursive1.pil</text:span></text:p>
          </draw:text-box>
        </draw:frame>
        <draw:custom-shape draw:style-name="gr6" draw:text-style-name="P7" draw:layer="layout" svg:width="1.941cm" svg:height="0.887cm" svg:x="11.611cm" svg:y="4.61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1.412cm" svg:y="4.631cm">
          <draw:text-box>
            <text:p text:style-name="P5"><text:span text:style-name="T5">recursive1</text:span></text:p>
            <text:p text:style-name="P5"><text:span text:style-name="T5">.verifier.circom</text:span></text:p>
          </draw:text-box>
        </draw:frame>
        <draw:line draw:style-name="gr3" draw:text-style-name="P3" draw:layer="layout" svg:x1="11.074cm" svg:y1="5.07cm" svg:x2="11.588cm" svg:y2="5.079cm">
          <text:p/>
        </draw:line>
        <draw:custom-shape draw:style-name="gr7" draw:text-style-name="P8" draw:layer="layout" svg:width="2.039cm" svg:height="0.828cm" svg:x="19.867cm" svg:y="6.63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9.708cm" svg:y="6.602cm">
          <draw:text-box>
            <text:p text:style-name="P5"><text:span text:style-name="T4">recursive2</text:span></text:p>
            <text:p text:style-name="P5"><text:span text:style-name="T4">.witnesscalc</text:span></text:p>
          </draw:text-box>
        </draw:frame>
        <draw:line draw:style-name="gr3" draw:text-style-name="P3" draw:layer="layout" svg:x1="20.782cm" svg:y1="6.05cm" svg:x2="20.782cm" svg:y2="6.607cm">
          <text:p/>
        </draw:line>
        <draw:custom-shape draw:style-name="gr8" draw:text-style-name="P4" draw:layer="layout" svg:width="2.389cm" svg:height="0.634cm" svg:x="5.715cm" svg:y="4.73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878cm" svg:height="0.887cm" svg:x="5.234cm" svg:y="4.583cm">
          <draw:text-box>
            <text:p text:style-name="P5"><text:span text:style-name="T4">recursive1</text:span></text:p>
            <text:p text:style-name="P5"><text:span text:style-name="T4">.starkInfo</text:span></text:p>
          </draw:text-box>
        </draw:frame>
        <draw:custom-shape draw:style-name="gr9" draw:text-style-name="P4" draw:layer="layout" svg:width="2.389cm" svg:height="0.765cm" svg:x="5.715cm" svg:y="5.57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731cm" svg:height="1.205cm" svg:x="5.519cm" svg:y="5.367cm">
          <draw:text-box>
            <text:p text:style-name="P5"><text:span text:style-name="T4">recursive1.verkey</text:span></text:p>
            <text:p text:style-name="P5"><text:span text:style-name="T4">(constRoot)</text:span></text:p>
          </draw:text-box>
        </draw:frame>
        <draw:custom-shape draw:style-name="gr11" draw:text-style-name="P7" draw:layer="layout" svg:width="1.816cm" svg:height="0.887cm" svg:x="22.251cm" svg:y="4.61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21.992cm" svg:y="4.695cm">
          <draw:text-box>
            <text:p text:style-name="P5"><text:span text:style-name="T4">recursive2</text:span></text:p>
            <text:p text:style-name="P5"><text:span text:style-name="T4">.r1cs</text:span></text:p>
          </draw:text-box>
        </draw:frame>
        <draw:line draw:style-name="gr3" draw:text-style-name="P3" draw:layer="layout" svg:x1="21.714cm" svg:y1="5.07cm" svg:x2="22.228cm" svg:y2="5.079cm">
          <text:p/>
        </draw:line>
        <draw:line draw:style-name="gr3" draw:text-style-name="P3" draw:layer="layout" svg:x1="13.568cm" svg:y1="5.071cm" svg:x2="14.082cm" svg:y2="5.08cm">
          <text:p/>
        </draw:line>
        <draw:custom-shape draw:style-name="gr12" draw:text-style-name="P1" draw:layer="layout" svg:width="2.565cm" svg:height="2.035cm" svg:x="14.141cm" svg:y="4.045cm">
          <text:p text:style-name="P1"><text:span text:style-name="T2">recursive</text:span><text:span text:style-name="T1">2</text:span></text:p>
          <text:p text:style-name="P1"><text:span text:style-name="T2">generate</text:span></text:p>
          <text:p text:style-name="P1"><text:span text:style-name="T2">cir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41cm" svg:height="0.887cm" svg:x="17.257cm" svg:y="4.61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63cm" svg:height="0.887cm" svg:x="17.058cm" svg:y="4.625cm">
          <draw:text-box>
            <text:p text:style-name="P5"><text:span text:style-name="T4">recursive2</text:span></text:p>
            <text:p text:style-name="P5"><text:span text:style-name="T4">.circom</text:span></text:p>
          </draw:text-box>
        </draw:frame>
        <draw:line draw:style-name="gr3" draw:text-style-name="P3" draw:layer="layout" svg:x1="16.72cm" svg:y1="5.064cm" svg:x2="17.234cm" svg:y2="5.073cm">
          <text:p/>
        </draw:line>
        <draw:line draw:style-name="gr3" draw:text-style-name="P3" draw:layer="layout" svg:x1="19.214cm" svg:y1="5.065cm" svg:x2="19.728cm" svg:y2="5.074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55M40S</meta:editing-duration>
    <meta:editing-cycles>38</meta:editing-cycles>
    <meta:generator>LibreOffice/7.3.7.2$Linux_X86_64 LibreOffice_project/30$Build-2</meta:generator>
    <dc:date>2023-01-18T04:14:13.069867576</dc:date>
    <meta:document-statistic meta:object-count="49"/>
  </office:meta>
</office:document-meta>
</file>